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1"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48"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3">R</text:span><text:span text:style-name="T4">oss </text:span><text:span text:style-name="T3">laid on the couch, drank cold coffee, looked at </text:span><text:span text:style-name="T4">his</text:span><text:span text:style-name="T3"> phone.</text:span><text:span text:style-name="T15">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4">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3"><text:span text:style-name="T1"><text:s text:c="3"/></text:span><text:span text:style-name="T8">Kamaka ran UBRS </text:span><text:span text:style-name="T10">with LTD</text:span><text:span text:style-name="T8">.</text:span><text:span text:style-name="T16">752</text:span></text:p>
      <text:p text:style-name="P13"><text:span text:style-name="T8"><text:s text:c="3"/></text:span><text:span text:style-name="T9">Ross looked at Instagram.</text:span><text:span text:style-name="T17">829</text:span><text:span text:style-name="T9"> </text:span></text:p>
      <text:p text:style-name="P13"><text:span text:style-name="T9"><text:s text:c="3"/></text:span><text:span text:style-name="T10">Tokup ran BRD with Pughouse, winning nothing.</text:span><text:span text:style-name="T18">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9">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9">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9">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9">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15"><text:span text:style-name="T19"/></text:p>
      <text:p text:style-name="P16"><text:span text:style-name="T31">Ross walked out of </text:span><text:span text:style-name="T35">sat</text:span><text:span text:style-name="T31">, stopped at the Clingman bus stop, did a chess puzzle, went across the bridge </text:span><text:span text:style-name="T35">to the</text:span><text:span text:style-name="T31"> next stop, did another puzzle, walked up the hill. It started to rain. He tried to wait it out at Taco Billy, but, </text:span><text:span text:style-name="T35">once the weather app</text:span><text:span text:style-name="T31"> finally updated, he summon</text:span><text:span text:style-name="T35">ed</text:span><text:span text:style-name="T31"> an Uber, rode to Meyers, got debriefed by Stephen, sat at the computer, wrote,</text:span><text:span text:style-name="T21">328</text:span><text:span text:style-name="T31"> </text:span><text:soft-page-break/><text:span text:style-name="T32">made his bed, cooked noodles,</text:span><text:span text:style-name="T22">351</text:span><text:span text:style-name="T33"> </text:span><text:span text:style-name="T35">laid</text:span><text:span text:style-name="T33"> in bed, clean</text:span><text:span text:style-name="T35">ed</text:span><text:span text:style-name="T33"> his room, heard from Stephen that Tony had possibly been shitting in the sink,</text:span><text:span text:style-name="T23">446</text:span><text:span text:style-name="T34"> talked to Hannah, took a bath,</text:span><text:span text:style-name="T24">545</text:span><text:span text:style-name="T34"> </text:span><text:span text:style-name="T36">updated his website, </text:span><text:span text:style-name="T37">made a cup of coffee</text:span><text:span text:style-name="T36">.</text:span><text:span text:style-name="T25">62</text:span><text:span text:style-name="T26">4 </text:span></text:p>
      <text:p text:style-name="P16"><text:span text:style-name="T38"><text:s text:c="3"/></text:span><text:span text:style-name="T39">Ross walked to Ingles, bought grapes, pizza, hop water, went down to Downing, looked at his phone on the couch while Hannah fluttered about, made pizza, ate while watching Throw Down, made love, went to sleep.</text:span></text:p>
      <text:p text:style-name="P16"><text:span text:style-name="T39"/></text:p>
      <text:p text:style-name="P17"><text:span text:style-name="T31">vii.viii</text:span></text:p>
      <text:p text:style-name="P17"><text:span text:style-name="T31"/></text:p>
      <text:p text:style-name="P17"><text:span text:style-name="T31">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1">842</text:span><text:span text:style-name="T31"> </text:span><text:span text:style-name="T40">looked at his phone, took the most amazing nap,</text:span><text:span text:style-name="T27">1229</text:span><text:span text:style-name="T40"> </text:span><text:span text:style-name="T41">looked at his phone, made a sandwich, ate in the kitchen, got rundown of Stephen’s stressors.</text:span><text:span text:style-name="T28">153</text:span></text:p>
      <text:p text:style-name="P17"><text:span text:style-name="T41"><text:s text:c="3"/></text:span><text:span text:style-name="T42">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2"/></text:p>
      <text:p text:style-name="P20"><text:span text:style-name="T42">V</text:span><text:span text:style-name="T31">II.IX</text:span></text:p>
      <text:p text:style-name="P20"><text:span text:style-name="T31"/></text:p>
      <text:p text:style-name="P20"><text:span text:style-name="T31">I woke at seven, felt achey from doing nothing all day. Haden was banging around, gathering belongings. I sat up, closed my eyes, laid back down. She left and I immediately heard Stephen clanking around.</text:span></text:p>
      <text:p text:style-name="P20"><text:span text:style-name="T31"><text:s text:c="3"/>I typed up the end of my previous entry, played Wordle (NOVEL in five,) packed my scratch journal, </text:span><text:span text:style-name="T43">On Quality</text:span><text:span text:style-name="T44">, two pens, wallet, phone, went into the kitchen, borrowed a splash of coffee, heard about Stephen vomiting from cleaning chemicals, grabbed a hop water, left the house.</text:span></text:p>
      <text:p text:style-name="P20"><text:span text:style-name="T44"><text:s text:c="3"/>The birb was standingon the ground. I congratulated her on her hatching, which I may not yet have written about. I walked up to the Freemason </text:span><text:soft-page-break/><text:span text:style-name="T44">lodge, sat, finished my coffee, switched to hope water, walked to Battle Cat, ordered a double espresso, sat on the porch, edited four pages, wrote,</text:span><text:span text:style-name="T29">1112</text:span><text:span text:style-name="T44"> read a chapter of </text:span><text:span text:style-name="T43">On Quality</text:span><text:span text:style-name="T44">,</text:span><text:span text:style-name="T29">1143</text:span><text:span text:style-name="T44"> talked to Hannah on the phone.</text:span><text:span text:style-name="T29">1150</text:span></text:p>
      <text:p text:style-name="P20"><text:span text:style-name="T44"><text:s text:c="3"/>she said she was running behind, so I walked to Cooperative, ordered a drip and a draft bubbly water. I think the water was free, which actually makes the $3.75 drip seem reasonable.</text:span><text:span text:style-name="T29">1203</text:span><text:span text:style-name="T44"> I read another chapter, heard from Hannah, correctly solved five chess puzzles.</text:span><text:span text:style-name="T29">1231</text:span></text:p>
      <text:p text:style-name="P20"><text:span text:style-name="T12"/></text:p>
      <text:p text:style-name="P18"><text:span text:style-name="T44">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4"><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29">236</text:span><text:span text:style-name="T44"> </text:span><text:span text:style-name="T45">laid in bed looking at his phone, put some gig clothes in the Camry.</text:span><text:span text:style-name="T30">534</text:span><text:span text:style-name="T45"> </text:span></text:p>
      <text:p text:style-name="P18"><text:span text:style-name="T45"><text:s text:c="3"/></text:span><text:span text:style-name="T46">Ross wrote in his scratch journal: </text:span><text:span text:style-name="T48">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0">635</text:span><text:span text:style-name="T48"> ate while listening to Ozzy Osbourne trivia.</text:span><text:span text:style-name="T20">648</text:span></text:p>
      <text:p text:style-name="P18"><text:span text:style-name="T20"/></text:p>
      <text:p text:style-name="P19"><text:span text:style-name="T44">When the trivia host announced it was time for a bio break, Ross approached him and said, “Only MMO </text:span><text:soft-page-break/><text:span text:style-name="T44">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4"><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4"><text:s text:c="3"/>The group played two more songs, ending with Sultans of Swing. Wyndham was embarrased, apologized, but Ross was unphased, more intrigued than anything. He also had an email from Morgan: <text:s text:c="3"/></text:span></text:p>
      <text:p text:style-name="P19"><text:span text:style-name="T47"><text:s text:c="3"/>Ross,</text:span></text:p>
      <text:p text:style-name="P19"><text:span text:style-name="T47"><text:s text:c="3"/>Hello to you!</text:span></text:p>
      <text:p text:style-name="P19"><text:span text:style-name="T47"><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47"><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47"><text:s text:c="3"/>If that sounds like the environment you'd like to work in, please, message back to set up an in-person meeting.</text:span></text:p>
      <text:p text:style-name="P19"><text:span text:style-name="T47"><text:s text:c="3"/>Warmest Regards,</text:span></text:p>
      <text:p text:style-name="P19"><text:span text:style-name="T47"><text:s text:c="3"/>Morgan</text:span></text:p>
      <text:p text:style-name="P19"><text:soft-page-break/><text:span text:style-name="T44">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4"/></text:p>
      <text:p text:style-name="P19"><text:span text:style-name="T44">vii.x</text:span></text:p>
      <text:p text:style-name="P19"><text:span text:style-name="T44"/></text:p>
      <text:p text:style-name="P19"><text:span text:style-name="T44">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4"><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29">1003</text:span><text:span text:style-name="T4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0T10:03:26.280741838</dc:date>
    <meta:editing-duration>P262DT5H50M10S</meta:editing-duration>
    <meta:editing-cycles>1637</meta:editing-cycles>
    <meta:generator>LibreOffice/24.2.5.2$MacOSX_X86_64 LibreOffice_project/bffef4ea93e59bebbeaf7f431bb02b1a39ee8a59</meta:generator>
    <meta:print-date>2025-07-09T10:05:57.712540998</meta:print-date>
    <meta:document-statistic meta:table-count="0" meta:image-count="0" meta:object-count="0" meta:page-count="8" meta:paragraph-count="61" meta:word-count="2351" meta:character-count="13133" meta:non-whitespace-character-count="10709"/>
  </office:meta>
</office:document-meta>
</file>